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8" table:default-cell-style-name="ce1"/>
        <table:table-column table:style-name="co1" table:number-columns-repeated="975" table:default-cell-style-name="ce1"/>
        <table:table-row table:style-name="ro1">
          <table:table-cell table:number-columns-repeated="49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3.7" calcext:value-type="float">
            <text:p>3.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3.9" calcext:value-type="float">
            <text:p>3.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4.6" calcext:value-type="float">
            <text:p>4.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4.9" calcext:value-type="float">
            <text:p>4.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5.1" calcext:value-type="float">
            <text:p>5.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5.3" calcext:value-type="float">
            <text:p>5.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5.4" calcext:value-type="float">
            <text:p>5.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5.7" calcext:value-type="float">
            <text:p>5.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5.8" calcext:value-type="float">
            <text:p>5.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6.1" calcext:value-type="float">
            <text:p>6.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6.2" calcext:value-type="float">
            <text:p>6.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6.3" calcext:value-type="float">
            <text:p>6.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6.4" calcext:value-type="float">
            <text:p>6.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6.7" calcext:value-type="float">
            <text:p>6.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6.8" calcext:value-type="float">
            <text:p>6.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6.9" calcext:value-type="float">
            <text:p>6.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7.1" calcext:value-type="float">
            <text:p>7.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7.2" calcext:value-type="float">
            <text:p>7.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7.3" calcext:value-type="float">
            <text:p>7.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7.4" calcext:value-type="float">
            <text:p>7.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7.6" calcext:value-type="float">
            <text:p>7.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7.7" calcext:value-type="float">
            <text:p>7.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7.8" calcext:value-type="float">
            <text:p>7.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7.9" calcext:value-type="float">
            <text:p>7.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8.2" calcext:value-type="float">
            <text:p>8.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8.3" calcext:value-type="float">
            <text:p>8.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8.6" calcext:value-type="float">
            <text:p>8.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8.7" calcext:value-type="float">
            <text:p>8.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8.8" calcext:value-type="float">
            <text:p>8.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8.9" calcext:value-type="float">
            <text:p>8.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9.1" calcext:value-type="float">
            <text:p>9.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9.2" calcext:value-type="float">
            <text:p>9.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9.3" calcext:value-type="float">
            <text:p>9.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9.4" calcext:value-type="float">
            <text:p>9.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9.6" calcext:value-type="float">
            <text:p>9.6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9.7" calcext:value-type="float">
            <text:p>9.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9.8" calcext:value-type="float">
            <text:p>9.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9.9" calcext:value-type="float">
            <text:p>9.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75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03:25:38.996967151</meta:creation-date>
    <dc:date>2015-01-09T03:32:26.762834124</dc:date>
    <meta:editing-duration>PT6M47S</meta:editing-duration>
    <meta:editing-cycles>2</meta:editing-cycles>
    <meta:generator>LibreOffice/4.3.3.2$Linux_X86_64 LibreOffice_project/430m0$Build-2</meta:generator>
    <meta:document-statistic meta:table-count="1" meta:cell-count="4949" meta:object-count="0"/>
  </office:meta>
</office:document-meta>
</file>